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G" style:family="table-column">
      <style:table-column-properties style:column-width="2.429cm" style:rel-column-width="936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d162" officeooo:paragraph-rsid="0015d162"/>
    </style:style>
    <style:style style:name="P2" style:family="paragraph" style:parent-style-name="Standard">
      <style:text-properties officeooo:rsid="00172ec4" officeooo:paragraph-rsid="00172ec4"/>
    </style:style>
    <style:style style:name="P3" style:family="paragraph" style:parent-style-name="Table_20_Contents">
      <style:text-properties officeooo:rsid="00172ec4" officeooo:paragraph-rsid="00172ec4"/>
    </style:style>
    <style:style style:name="P4" style:family="paragraph" style:parent-style-name="Standard">
      <style:text-properties officeooo:rsid="00172ec4" officeooo:paragraph-rsid="00172ec4"/>
    </style:style>
    <style:style style:name="P5" style:family="paragraph" style:parent-style-name="Standard">
      <style:text-properties officeooo:rsid="00196f13" officeooo:paragraph-rsid="00196f13"/>
    </style:style>
    <style:style style:name="T1" style:family="text">
      <style:text-properties officeooo:rsid="00183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r o Ubuntu server</text:p>
      <text:p text:style-name="P1">overleaf – Latex online</text:p>
      <text:p text:style-name="P2">Descobrir os horarios <text:s/>que foram disparados os ataques.</text:p>
      <text:p text:style-name="P2"/>
      <table:table table:name="Tabela1" table:style-name="Tabela1">
        <table:table-column table:style-name="Tabela1.A" table:number-columns-repeated="6"/>
        <table:table-column table:style-name="Tabela1.G"/>
        <table:table-row>
          <table:table-cell table:style-name="Tabela1.A1" office:value-type="string">
            <text:p text:style-name="P3">Sexta</text:p>
          </table:table-cell>
          <table:table-cell table:style-name="Tabela1.A1" office:value-type="string">
            <text:p text:style-name="P3">Sabado</text:p>
          </table:table-cell>
          <table:table-cell table:style-name="Tabela1.A1" office:value-type="string">
            <text:p text:style-name="P3">Domingo</text:p>
          </table:table-cell>
          <table:table-cell table:style-name="Tabela1.A1" office:value-type="string">
            <text:p text:style-name="P3">Segunda</text:p>
          </table:table-cell>
          <table:table-cell table:style-name="Tabela1.A1" office:value-type="string">
            <text:p text:style-name="P3">Terça</text:p>
          </table:table-cell>
          <table:table-cell table:style-name="Tabela1.A1" office:value-type="string">
            <text:p text:style-name="P3">Quarta</text:p>
          </table:table-cell>
          <table:table-cell table:style-name="Tabela1.G1" office:value-type="string">
            <text:p text:style-name="P3">Quint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P2"/>
      <text:p text:style-name="P2">Mapear <text:span text:style-name="T1">os horários certinho para saber os falso positivos </text:span></text:p>
      <text:p text:style-name="P2"/>
      <text:p text:style-name="P2"/>
      <text:p text:style-name="P5">25 de outubro</text:p>
      <text:p text:style-name="P5"/>
      <text:p text:style-name="P5">Analisar o funcionamento do Dock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4:38:11.289489625</meta:creation-date>
    <dc:date>2016-10-25T14:43:16.747248167</dc:date>
    <meta:editing-duration>PT8M57S</meta:editing-duration>
    <meta:editing-cycles>2</meta:editing-cycles>
    <meta:generator>LibreOffice/5.2.2.2$Linux_X86_64 LibreOffice_project/20m0$Build-2</meta:generator>
    <meta:document-statistic meta:table-count="1" meta:image-count="0" meta:object-count="0" meta:page-count="1" meta:paragraph-count="13" meta:word-count="39" meta:character-count="246" meta:non-whitespace-character-count="217"/>
  </office:meta>
</office:document-meta>
</file>